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3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4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-asian="Liberation Serif1" style:font-name-complex="Liberation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**********************************************</text:p>
      <text:p text:style-name="P1">//Andreas Landgrebe cs 111 fall semester 2012</text:p>
      <text:p text:style-name="P1">//</text:p>
      <text:p text:style-name="P1">//Lab 2 Problem 1</text:p>
      <text:p text:style-name="P1">//**********************************************</text:p>
      <text:p text:style-name="P1"/>
      <text:p text:style-name="P1"/>
      <text:p text:style-name="P1">import java.util.Scanner;</text:p>
      <text:p text:style-name="P1">public class Problem1{</text:p>
      <text:p text:style-name="P1"><text:s text:c="4"/></text:p>
      <text:p text:style-name="P1"><text:s text:c="4"/>public static void main (String[] args)</text:p>
      <text:p text:style-name="P1">{</text:p>
      <text:p text:style-name="P1"><text:s text:c="4"/>Scanner input = new Scanner (System.in);</text:p>
      <text:p text:style-name="P1"><text:s text:c="4"/>int int1;//(this is input number 1)</text:p>
      <text:p text:style-name="P1"><text:s text:c="4"/>int int2;//(this is input number 2)</text:p>
      <text:p text:style-name="P1"><text:s text:c="4"/>System.out.println("enter input number 1");</text:p>
      <text:p text:style-name="P1"><text:s text:c="4"/>int1 = input.nextInt();</text:p>
      <text:p text:style-name="P1"><text:s text:c="4"/>System.out.println("enter input number 2");</text:p>
      <text:p text:style-name="P1"><text:s text:c="4"/>int2 = input.nextInt();</text:p>
      <text:p text:style-name="P1"/>
      <text:p text:style-name="P1"><text:s text:c="4"/>int sum = int1 + int2;//this calculates the sum of the two intergers.</text:p>
      <text:p text:style-name="P1"><text:tab/></text:p>
      <text:p text:style-name="P1"><text:s text:c="4"/>int difference = int1 - int2;//this calculates the different of the two intergers.</text:p>
      <text:p text:style-name="P1"/>
      <text:p text:style-name="P1"><text:s text:c="4"/>int product = int1* int2;//this calculates the product of the two intergers.</text:p>
      <text:p text:style-name="P1"/>
      <text:p text:style-name="P1"><text:s text:c="4"/>double quotient = int1/(int2 + 0.0);//this calculates the quotient of the two intergers.</text:p>
      <text:p text:style-name="P1"/>
      <text:p text:style-name="P1"><text:s text:c="4"/>double remainder = int1 % int2;//this calculates the remainder of the two intergers.</text:p>
      <text:p text:style-name="P1"/>
      <text:p text:style-name="P1"><text:s text:c="4"/>double average =( int1 + int2)/2;//this calculates the average of the two intergers.</text:p>
      <text:p text:style-name="P1"/>
      <text:p text:style-name="P1"><text:s text:c="4"/>int square = (int1 + int2)*(int1 + int2);// this calculates the square of the two intergers.</text:p>
      <text:p text:style-name="P1"/>
      <text:p text:style-name="P1"><text:s text:c="4"/>System.out.println("the sum is "+sum );</text:p>
      <text:p text:style-name="P1"><text:s text:c="4"/>System.out.println("the differnce is "+difference );</text:p>
      <text:p text:style-name="P1"><text:s text:c="4"/>System.out.println("the product is "+product );</text:p>
      <text:p text:style-name="P1"><text:s text:c="4"/>System.out.println("the quotient is"+quotient );</text:p>
      <text:p text:style-name="P1"><text:s text:c="4"/>System.out.println("the remainder is"+remainder );</text:p>
      <text:p text:style-name="P1"><text:s text:c="4"/>System.out.println("the average is"+average );</text:p>
      <text:p text:style-name="P1"><text:s text:c="4"/>System.out.println("the square is"+square );</text:p>
      <text:p text:style-name="P1"><text:s text:c="4"/>}</text:p>
      <text:p text:style-name="P1">}</text:p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><text:soft-page-break/><text:tab/></text:p>
      <text:p text:style-name="P1">Script started on Wed 12 Sep 2012 03:57:48 PM EDT<text:line-break/>#]0;landgrebea@aldenv168: ~/cs111/lab2#landgrebea@aldenv168:~/cs111/lab2$ java Problem1</text:p>
      <text:p text:style-name="P1">enter input number 1</text:p>
      <text:p text:style-name="P1">3</text:p>
      <text:p text:style-name="P1">enter input number 2</text:p>
      <text:p text:style-name="P1">2</text:p>
      <text:p text:style-name="P1">the sum is 5</text:p>
      <text:p text:style-name="P1">the differnce is 1</text:p>
      <text:p text:style-name="P1">the product is 6</text:p>
      <text:p text:style-name="P1">the quotient is1.5</text:p>
      <text:p text:style-name="P1">the remainder is1.0</text:p>
      <text:p text:style-name="P1">the average is2.0</text:p>
      <text:p text:style-name="P1">the square is25</text:p>
      <text:p text:style-name="P1">#]0;landgrebea@aldenv168: ~/cs111/lab2#landgrebea@aldenv168:~/cs111/lab2$ java Problem1</text:p>
      <text:p text:style-name="P1">enter input number 1</text:p>
      <text:p text:style-name="P1">4</text:p>
      <text:p text:style-name="P1">enter input number 2</text:p>
      <text:p text:style-name="P1">5</text:p>
      <text:p text:style-name="P1">the sum is 9</text:p>
      <text:p text:style-name="P1">the differnce is -1</text:p>
      <text:p text:style-name="P1">the product is 20</text:p>
      <text:p text:style-name="P1">the quotient is0.8</text:p>
      <text:p text:style-name="P1">the remainder is4.0</text:p>
      <text:p text:style-name="P1">the average is4.0</text:p>
      <text:p text:style-name="P1">the square is81</text:p>
      <text:p text:style-name="P1">#]0;landgrebea@aldenv168: ~/cs111/lab2#landgrebea@aldenv168:~/cs111/lab2$ java Problem1</text:p>
      <text:p text:style-name="P1">enter input number 1</text:p>
      <text:p text:style-name="P1">10</text:p>
      <text:p text:style-name="P1">enter input number 2</text:p>
      <text:p text:style-name="P1">6</text:p>
      <text:p text:style-name="P1">the sum is 16</text:p>
      <text:p text:style-name="P1">the differnce is 4</text:p>
      <text:p text:style-name="P1">the product is 60</text:p>
      <text:p text:style-name="P1">the quotient is1.6666666666666667</text:p>
      <text:p text:style-name="P1">the remainder is4.0</text:p>
      <text:p text:style-name="P1">the average is8.0</text:p>
      <text:p text:style-name="P1">the square is256</text:p>
      <text:p text:style-name="P1">#]0;landgrebea@aldenv168: ~/cs111/lab2#landgrebea@aldenv168:~/cs111/lab2$ java Problem1</text:p>
      <text:p text:style-name="P1">enter input number 1</text:p>
      <text:p text:style-name="P1">-4</text:p>
      <text:p text:style-name="P1">enter input number 2</text:p>
      <text:p text:style-name="P1">2</text:p>
      <text:p text:style-name="P1">the sum is -2</text:p>
      <text:p text:style-name="P1">the differnce is -6</text:p>
      <text:p text:style-name="P1">the product is -8</text:p>
      <text:p text:style-name="P1">the quotient is-2.0</text:p>
      <text:p text:style-name="P1">the remainder is0.0</text:p>
      <text:p text:style-name="P1">the average is-1.0</text:p>
      <text:p text:style-name="P1"><text:soft-page-break/>the square is4</text:p>
      <text:p text:style-name="P1">#]0;landgrebea@aldenv168: ~/cs111/lab2#landgrebea@aldenv168:~/cs111/lab2$ exit</text:p>
      <text:p text:style-name="P1">exit</text:p>
      <text:p text:style-name="P1"><text:line-break/>Script done on Wed 12 Sep 2012 03:59:07 PM EDT</text:p>
      <text:p text:style-name="P1">//**************************************************</text:p>
      <text:p text:style-name="P1">//Andreas Landgrebe cs 111 fall semester 2012</text:p>
      <text:p text:style-name="P1">//</text:p>
      <text:p text:style-name="P1">//Lab 2 Problem 2</text:p>
      <text:p text:style-name="P1">//**************************************************</text:p>
      <text:p text:style-name="P1">import java.util.Scanner;</text:p>
      <text:p text:style-name="P1">public class Problem2</text:p>
      <text:p text:style-name="P1">{</text:p>
      <text:p text:style-name="P1"><text:s text:c="4"/>public static void main (String[] args)</text:p>
      <text:p text:style-name="P1"><text:s text:c="4"/>{</text:p>
      <text:p text:style-name="P1"><text:tab/>Scanner input = new Scanner (System.in);</text:p>
      <text:p text:style-name="P1"><text:tab/>int hours;//(this is the hours)</text:p>
      <text:p text:style-name="P1"><text:tab/>int minutes;//(this is the minutes)</text:p>
      <text:p text:style-name="P1"><text:tab/>int seconds;//(this is the seconds)</text:p>
      <text:p text:style-name="P1"><text:tab/>System.out.println("enter how many hours");</text:p>
      <text:p text:style-name="P1"><text:tab/>hours = input.nextInt();</text:p>
      <text:p text:style-name="P1"><text:tab/>System.out.println("enter how many minutes");</text:p>
      <text:p text:style-name="P1"><text:tab/>minutes = input.nextInt();</text:p>
      <text:p text:style-name="P1"><text:tab/>System.out.println("enter how many seconds");</text:p>
      <text:p text:style-name="P1"><text:tab/>seconds = input.nextInt();</text:p>
      <text:p text:style-name="P1"/>
      <text:p text:style-name="P1"><text:tab/>System.out.println("the time inputed is"+hours + " "+ minutes +" "+ seconds);</text:p>
      <text:p text:style-name="P1"/>
      <text:p text:style-name="P1"><text:tab/>final int SECONDSPERHOUR=3600;</text:p>
      <text:p text:style-name="P1"><text:tab/>final int SECONDSPERMINUTE=60;</text:p>
      <text:p text:style-name="P1"><text:tab/>int sum = (hours*SECONDSPERHOUR) + (minutes*SECONDSPERMINUTE) + seconds;</text:p>
      <text:p text:style-name="P1"><text:tab/>System.out.println("the seconds is" +sum); <text:s/></text:p>
      <text:p text:style-name="P1"><text:s text:c="2"/>}</text:p>
      <text:p text:style-name="P1"><text:span text:style-name="T1"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Script started on Wed 12 Sep 2012 04:31:12 PM EDT<text:line-break/>#]0;landgrebea@aldenv168: ~/cs111/lab2#landgrebea@aldenv168:~/cs111/lab2$ javqa ##[K##[K##[Ka Problem2</text:span></text:p>
      <text:p text:style-name="P1"><text:span text:style-name="T2">enter how many hours</text:span></text:p>
      <text:p text:style-name="P1"><text:span text:style-name="T2">1</text:span></text:p>
      <text:p text:style-name="P1"><text:span text:style-name="T2">enter how many minutes</text:span></text:p>
      <text:p text:style-name="P1"><text:span text:style-name="T2">28</text:span></text:p>
      <text:p text:style-name="P1"><text:span text:style-name="T2">enter how many seconds</text:span></text:p>
      <text:p text:style-name="P1"><text:span text:style-name="T2">42</text:span></text:p>
      <text:p text:style-name="P1"><text:span text:style-name="T2">the time inputed is1 28 42</text:span></text:p>
      <text:p text:style-name="P1"><text:span text:style-name="T2">the seconds is5322</text:span></text:p>
      <text:p text:style-name="P1"><text:span text:style-name="T2">#]0;landgrebea@aldenv168: ~/cs111/lab2#landgrebea@aldenv168:~/cs111/lab2$ java A##[KProblem2</text:span></text:p>
      <text:p text:style-name="P1"><text:span text:style-name="T2">enter how many hours</text:span></text:p>
      <text:p text:style-name="P1"><text:span text:style-name="T2">1</text:span></text:p>
      <text:p text:style-name="P1"><text:span text:style-name="T2">enter how many minutes</text:span></text:p>
      <text:p text:style-name="P1"><text:span text:style-name="T2">1</text:span></text:p>
      <text:p text:style-name="P1"><text:span text:style-name="T2">enter how many seconds</text:span></text:p>
      <text:p text:style-name="P1"><text:span text:style-name="T2">1</text:span></text:p>
      <text:p text:style-name="P1"><text:span text:style-name="T2">the time inputed is1 1 1</text:span></text:p>
      <text:p text:style-name="P1"><text:span text:style-name="T2">the seconds is3661</text:span></text:p>
      <text:p text:style-name="P1"><text:span text:style-name="T2">#]0;landgrebea@aldenv168: ~/cs111/lab2#landgrebea@aldenv168:~/cs111/lab2$ java Problem ##[K2</text:span></text:p>
      <text:p text:style-name="P1"><text:span text:style-name="T2">enter how many hours</text:span></text:p>
      <text:p text:style-name="P1"><text:span text:style-name="T2">2</text:span></text:p>
      <text:p text:style-name="P1"><text:span text:style-name="T2">enter how many minutes</text:span></text:p>
      <text:p text:style-name="P1"><text:span text:style-name="T2">4</text:span></text:p>
      <text:p text:style-name="P1"><text:span text:style-name="T2">enter how many seconds</text:span></text:p>
      <text:p text:style-name="P1"><text:span text:style-name="T2">12</text:span></text:p>
      <text:p text:style-name="P1"><text:span text:style-name="T2">the time inputed is2 4 12</text:span></text:p>
      <text:p text:style-name="P1"><text:span text:style-name="T2">the seconds is7452</text:span></text:p>
      <text:p text:style-name="P1"><text:span text:style-name="T2">#]0;landgrebea@aldenv168: ~/cs111/lab2#landgrebea@aldenv168:~/cs111/lab2$ java p##[K[rtp##[K##[K##[K##[KProblem2</text:span></text:p>
      <text:p text:style-name="P1"><text:span text:style-name="T2">enter how many hours</text:span></text:p>
      <text:p text:style-name="P1"><text:span text:style-name="T2">5</text:span></text:p>
      <text:p text:style-name="P1"><text:span text:style-name="T2">enter how many minutes</text:span></text:p>
      <text:p text:style-name="P1"><text:span text:style-name="T2">6</text:span></text:p>
      <text:p text:style-name="P1"><text:span text:style-name="T2">enter how many seconds</text:span></text:p>
      <text:p text:style-name="P1"><text:span text:style-name="T2">7</text:span></text:p>
      <text:p text:style-name="P1"><text:span text:style-name="T2">the time inputed is5 6 7</text:span></text:p>
      <text:p text:style-name="P1"><text:span text:style-name="T2">the seconds is18367</text:span></text:p>
      <text:p text:style-name="P1"><text:span text:style-name="T2">#]0;landgrebea@aldenv168: ~/cs111/lab2#landgrebea@aldenv168:~/cs111/lab2$ java Propb##[K##[Kblem2</text:span></text:p>
      <text:p text:style-name="P1"><text:span text:style-name="T2">enter how many hours</text:span></text:p>
      <text:p text:style-name="P1"><text:span text:style-name="T2">23</text:span></text:p>
      <text:p text:style-name="P1"><text:span text:style-name="T2">enter how many minutes</text:span></text:p>
      <text:p text:style-name="P1"><text:soft-page-break/><text:span text:style-name="T2">59</text:span></text:p>
      <text:p text:style-name="P1"><text:span text:style-name="T2">enter how many seconds</text:span></text:p>
      <text:p text:style-name="P1"><text:span text:style-name="T2">59</text:span></text:p>
      <text:p text:style-name="P1"><text:span text:style-name="T2">the time inputed is23 59 59</text:span></text:p>
      <text:p text:style-name="P1"><text:span text:style-name="T2">the seconds is86399</text:span></text:p>
      <text:p text:style-name="P1"><text:span text:style-name="T2">#]0;landgrebea@aldenv168: ~/cs111/lab2#landgrebea@aldenv168:~/cs111/lab2$ exit</text:span></text:p>
      <text:p text:style-name="P1"><text:span text:style-name="T2">exit</text:span></text:p>
      <text:p text:style-name="P1"><text:span text:style-name="T1"><text:line-break/>Script done on Wed 12 Sep 2012 04:33:51 PM EDT<text:line-break/></text:span><text:lin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09-12T15:56:23</meta:creation-date>
    <dc:date>2012-09-12T16:36:02</dc:date>
    <dc:creator>Andreas Landgrebe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5" meta:paragraph-count="162" meta:word-count="626" meta:character-count="4795" meta:non-whitespace-character-count="4194"/>
  </office:meta>
</office:document-meta>
</file>